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top="0.4cm" fo:margin-bottom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romiso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Evolución de las historias de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10.819cm" svg:x="1.4cm" svg:y="2cm" presentation:class="outline" presentation:user-transformed="true">
          <draw:text-box>
            <text:list text:style-name="L2">
              <text:list-item>
                <text:p>Ganancias en algún componente de historia de vida ocurre a expensas de otro</text:p>
              </text:list-item>
              <text:list-item>
                <text:p>Relaciones negativas entre características de historia de vid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Árboles se benefician de:</text:p>
                <text:list>
                  <text:list-item>
                    <text:p>Crecimiento</text:p>
                  </text:list-item>
                  <text:list-item>
                    <text:p>Reproducción</text:p>
                  </text:list-item>
                  <text:list-item>
                    <text:p><text:span text:style-name="T2">↑ </text:span><text:span text:style-name="T2">Reproducción ↔ ↓ Crecimiento</text:span></text:p>
                  </text:list-item>
                  <text:list-item>
                    <text:p text:style-name="P6"><text:span text:style-name="T2">↑ </text:span><text:span text:style-name="T2">Crecimiento ↔ ↓ Reproduc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dillas y cabras</text:p>
                <text:list>
                  <text:list-item>
                    <text:p><text:span text:style-name="T2">↑ </text:span><text:span text:style-name="T2">Reproducción → ↓ Supervive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8T08:36:44.665747483</dc:date>
    <meta:editing-duration>PT3H42M45S</meta:editing-duration>
    <meta:editing-cycles>26</meta:editing-cycles>
    <meta:generator>LibreOffice/7.3.7.2$Linux_X86_64 LibreOffice_project/30$Build-2</meta:generator>
    <meta:document-statistic meta:object-count="36"/>
  </office:meta>
</office:document-meta>
</file>